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Verdana, sans-serif" svg:font-family="Verdana, sans-serif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WWNum1" style:family="paragraph">
      <style:paragraph-properties fo:margin-top="0.1944in" fo:margin-bottom="0.1944in" fo:line-height="100%" fo:background-color="#FFFFFF"/>
      <style:text-properties style:font-name="Arial" style:font-name-asian="Times New Roman" style:font-name-complex="Arial" fo:font-weight="bold" style:font-weight-asian="bold" fo:color="#393C40" fo:font-size="12pt" style:font-size-asian="12pt" style:font-size-complex="10pt" fo:language="en" fo:country="US" style:language-asian="fr" style:country-asian="FR"/>
    </style:style>
    <style:style style:name="P3" style:parent-style-name="Paragraphedeliste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T7" style:parent-style-name="Policepardéfaut" style:family="text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T9" style:parent-style-name="Policepardéfaut" style:family="text">
      <style:text-properties fo:language="en" fo:country="US"/>
    </style:style>
    <style:style style:name="T10" style:parent-style-name="Policepardéfaut" style:family="text">
      <style:text-properties fo:language="en" fo:country="US"/>
    </style:style>
    <style:style style:name="T11" style:parent-style-name="Policepardéfaut" style:family="text">
      <style:text-properties fo:language="en" fo:country="US"/>
    </style:style>
    <style:style style:name="T12" style:parent-style-name="Policepardéfaut" style:family="text">
      <style:text-properties fo:language="en" fo:country="US"/>
    </style:style>
    <style:style style:name="T13" style:parent-style-name="Policepardéfaut" style:family="text">
      <style:text-properties fo:language="en" fo:country="US"/>
    </style:style>
    <style:style style:name="T14" style:parent-style-name="Policepardéfaut" style:family="text">
      <style:text-properties fo:language="en" fo:country="US"/>
    </style:style>
    <style:style style:name="T15" style:parent-style-name="Policepardéfaut" style:family="text">
      <style:text-properties fo:language="en" fo:country="US"/>
    </style:style>
    <style:style style:name="T16" style:parent-style-name="Policepardéfaut" style:family="text">
      <style:text-properties fo:language="en" fo:country="US"/>
    </style:style>
    <style:style style:name="T17" style:parent-style-name="Policepardéfaut" style:family="text">
      <style:text-properties style:font-name="Verdana, sans-serif" fo:color="#000000" fo:font-size="9pt" style:font-size-asian="9pt"/>
    </style:style>
    <style:style style:name="T18" style:parent-style-name="Policepardéfaut" style:family="text">
      <style:text-properties fo:language="en" fo:country="US"/>
    </style:style>
    <style:style style:name="T19" style:parent-style-name="Policepardéfaut" style:family="text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T22" style:parent-style-name="Policepardéfaut" style:family="text">
      <style:text-properties fo:language="en" fo:country="US"/>
    </style:style>
    <style:style style:name="T23" style:parent-style-name="Policepardéfaut" style:family="text">
      <style:text-properties fo:language="en" fo:country="US"/>
    </style:style>
    <style:style style:name="T24" style:parent-style-name="Policepardéfaut" style:family="text">
      <style:text-properties fo:language="en" fo:country="US"/>
    </style:style>
    <style:style style:name="T25" style:parent-style-name="Policepardéfaut" style:family="text">
      <style:text-properties fo:language="en" fo:country="US"/>
    </style:style>
    <style:style style:name="T26" style:parent-style-name="Policepardéfaut" style:family="text">
      <style:text-properties fo:language="en" fo:country="US"/>
    </style:style>
    <style:style style:name="T27" style:parent-style-name="Policepardéfaut" style:family="text">
      <style:text-properties fo:language="en" fo:country="US"/>
    </style:style>
    <style:style style:name="T28" style:parent-style-name="Policepardéfaut" style:family="text">
      <style:text-properties fo:language="en" fo:country="US"/>
    </style:style>
    <style:style style:name="T29" style:parent-style-name="Policepardéfaut" style:family="text">
      <style:text-properties fo:language="en" fo:country="US"/>
    </style:style>
    <style:style style:name="T30" style:parent-style-name="Policepardéfaut" style:family="text">
      <style:text-properties fo:language="en" fo:country="US"/>
    </style:style>
    <style:style style:name="T31" style:parent-style-name="Policepardéfaut" style:family="text">
      <style:text-properties fo:language="en" fo:country="US"/>
    </style:style>
    <style:style style:name="T32" style:parent-style-name="Policepardéfaut" style:family="text">
      <style:text-properties fo:language="en" fo:country="US"/>
    </style:style>
    <style:style style:name="P33" style:parent-style-name="Standard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fo:color="#393C40" fo:font-size="12pt" style:font-size-asian="12pt" style:font-size-complex="10pt" fo:background-color="#FFFFFF" fo:language="en" fo:country="US" style:language-asian="fr" style:country-asian="FR"/>
    </style:style>
    <style:style style:name="P34" style:parent-style-name="Standard" style:list-style-name="WWNum3" style:family="paragraph">
      <style:paragraph-properties fo:margin-top="0.1944in" fo:margin-bottom="0in" fo:line-height="100%" fo:background-color="#FFFFFF"/>
      <style:text-properties style:font-name="Arial" style:font-name-asian="Times New Roman" style:font-name-complex="Arial" fo:font-weight="bold" style:font-weight-asian="bold" fo:color="#393C40" fo:font-size="12pt" style:font-size-asian="12pt" style:font-size-complex="10pt" fo:language="en" fo:country="US" style:language-asian="fr" style:country-asian="FR"/>
    </style:style>
    <style:style style:name="P35" style:parent-style-name="Standard" style:list-style-name="WWNum3" style:family="paragraph">
      <style:paragraph-properties fo:margin-bottom="0.1944in" fo:line-height="100%" fo:background-color="#FFFFFF"/>
      <style:text-properties style:font-name="Arial" style:font-name-asian="Times New Roman" style:font-name-complex="Arial" fo:font-weight="bold" style:font-weight-asian="bold" fo:color="#393C40" fo:font-size="12pt" style:font-size-asian="12pt" style:font-size-complex="10pt" fo:language="en" fo:country="US" style:language-asian="fr" style:country-asian="FR"/>
    </style:style>
    <style:style style:name="P36" style:parent-style-name="Standard" style:family="paragraph">
      <style:text-properties fo:language="en" fo:country="US"/>
    </style:style>
    <style:style style:name="T37" style:parent-style-name="sqlkeyword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38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39" style:parent-style-name="sqlkeyword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40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41" style:parent-style-name="Policepardéfaut" style:family="text">
      <style:text-properties style:font-name="Consolas" style:font-name-complex="Consolas" fo:color="#000000" fo:font-size="11.5pt" style:font-size-asian="11.5pt" style:font-size-complex="11.5pt" fo:language="en" fo:country="US"/>
    </style:style>
    <style:style style:name="T42" style:parent-style-name="sqlkeyword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43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44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45" style:parent-style-name="sqlnumbercolor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46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P47" style:parent-style-name="Standard" style:family="paragraph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48" style:parent-style-name="sqlkeywordcolor" style:family="text">
      <style:text-properties style:font-name="Consolas" style:font-name-complex="Consolas" fo:color="#000000" fo:font-size="11.5pt" style:font-size-asian="11.5pt" style:font-size-complex="11.5pt" fo:language="en" fo:country="US"/>
    </style:style>
    <style:style style:name="T49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50" style:parent-style-name="Policepardéfaut" style:family="text">
      <style:text-properties style:font-name="Consolas" style:font-name-asian="Times New Roman" style:font-name-complex="Consolas" fo:color="#000000" fo:font-size="11.5pt" style:font-size-asian="11.5pt" fo:language="en" fo:country="US" style:language-asian="fr" style:country-asian="FR"/>
    </style:style>
    <style:style style:name="T51" style:parent-style-name="Policepardéfaut" style:family="text">
      <style:text-properties style:font-name="Consolas" style:font-name-asian="Times New Roman" style:font-name-complex="Consolas" fo:color="#000000" fo:font-size="11.5pt" style:font-size-asian="11.5pt" fo:language="en" fo:country="US" style:language-asian="fr" style:country-asian="FR"/>
    </style:style>
    <style:style style:name="T52" style:parent-style-name="Policepardéfaut" style:family="text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T53" style:parent-style-name="Policepardéfaut" style:family="text">
      <style:text-properties style:font-name="Consolas" style:font-name-asian="Times New Roman" style:font-name-complex="Consolas" fo:color="#000000" fo:font-size="11.5pt" style:font-size-asian="11.5pt" fo:language="en" fo:country="US" style:language-asian="fr" style:country-asian="FR"/>
    </style:style>
    <style:style style:name="T54" style:parent-style-name="Policepardéfaut" style:family="text">
      <style:text-properties style:font-name="Consolas" style:font-name-asian="Times New Roman" style:font-name-complex="Consolas" fo:color="#000000" fo:font-size="11.5pt" style:font-size-asian="11.5pt" style:font-size-complex="11.5pt" fo:language="en" fo:country="US" style:language-asian="fr" style:country-asian="FR"/>
    </style:style>
    <style:style style:name="T55" style:parent-style-name="Policepardéfaut" style:family="text">
      <style:text-properties style:font-name="Consolas" style:font-name-asian="Times New Roman" style:font-name-complex="Consolas" fo:color="#000000" fo:font-size="11.5pt" style:font-size-asian="11.5pt" style:font-size-complex="11.5pt" fo:language="en" fo:country="US" style:language-asian="fr" style:country-asian="FR"/>
    </style:style>
    <style:style style:name="T56" style:parent-style-name="Policepardéfaut" style:family="text">
      <style:text-properties style:font-name="Consolas" style:font-name-asian="Times New Roman" style:font-name-complex="Consolas" fo:color="#000000" fo:font-size="11.5pt" style:font-size-asian="11.5pt" fo:language="en" fo:country="US" style:language-asian="fr" style:country-asian="FR"/>
    </style:style>
    <style:style style:name="P57" style:parent-style-name="Standard" style:family="paragraph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  <style:style style:name="P58" style:parent-style-name="Standard" style:family="paragraph">
      <style:text-properties style:font-name="Consolas" style:font-name-complex="Consolas" fo:color="#000000" fo:font-size="11.5pt" style:font-size-asian="11.5pt" style:font-size-complex="11.5pt" fo:background-color="#FFFFFF" fo:language="en" fo:country="US"/>
    </style:style>
  </office:automatic-styles>
  <office:body>
    <office:text text:use-soft-page-breaks="true">
      <text:p text:style-name="P1"/>
      <text:list text:style-name="WWNum1">
        <text:list-item text:start-value="1">
          <text:p text:style-name="P2">/ <text:s/>creating the<text:s/>given relational model using SQL language and based on the different mentioned constraints:</text:p>
        </text:list-item>
      </text:list>
      <text:p text:style-name="P3"/>
      <text:p text:style-name="P4">CREATE TABLE Customer (</text:p>
      <text:p text:style-name="P5"><text:s text:c="4"/>Customer_ID<text:s/>VARCHAR (20),</text:p>
      <text:p text:style-name="P6"><text:s text:c="4"/>Customer_Name<text:s/>VARCHAR (20) NOT NULL,</text:p>
      <text:p text:style-name="Standard"><text:span text:style-name="T7"><text:s text:c="4"/>Customer_tel INT,</text:span></text:p>
      <text:p text:style-name="P8"><text:s text:c="2"/>PRIMARY KEY (Customer_ID)</text:p>
      <text:p text:style-name="Standard">);</text:p>
      <text:p text:style-name="Standard"><text:span text:style-name="T9">CREATE TABLE Product (</text:span></text:p>
      <text:p text:style-name="Standard"><text:span text:style-name="T10"><text:s text:c="4"/>Product_ID<text:s/></text:span><text:span text:style-name="T11">VARCHAR (</text:span><text:span text:style-name="T12">20),</text:span></text:p>
      <text:p text:style-name="Standard"><text:span text:style-name="T13"><text:s text:c="4"/>Product_Name<text:s/></text:span><text:span text:style-name="T14">VARCHAR (</text:span><text:span text:style-name="T15">20) NOT NULL,</text:span></text:p>
      <text:p text:style-name="Standard"><text:span text:style-name="T16"><text:s text:c="4"/>Price INT<text:s/></text:span><text:span text:style-name="T17">UNSIGNED</text:span><text:span text:style-name="T18">,</text:span></text:p>
      <text:p text:style-name="Standard"><text:span text:style-name="T19"><text:s text:c="2"/>PRIMARY KEY (Product_ID)</text:span></text:p>
      <text:p text:style-name="Standard">);</text:p>
      <text:p text:style-name="Standard"/>
      <text:p text:style-name="Standard"/>
      <text:p text:style-name="P20">CREATE TABLE Orders<text:s/>(</text:p>
      <text:p text:style-name="P21"><text:s text:c="2"/>Customer_ID<text:s/>VARCHAR (20),</text:p>
      <text:p text:style-name="Standard"><text:span text:style-name="T22"><text:s text:c="4"/>Product_ID<text:s/></text:span><text:span text:style-name="T23">VARCHAR (</text:span><text:span text:style-name="T24">20),</text:span></text:p>
      <text:p text:style-name="Standard"><text:span text:style-name="T25"><text:s text:c="4"/>Quantity INT,</text:span></text:p>
      <text:p text:style-name="Standard"><text:span text:style-name="T26"><text:s text:c="4"/>Total_amount INT,</text:span></text:p>
      <text:p text:style-name="Standard"><text:span text:style-name="T27"><text:s text:c="4"/>FOREIGN KEY (Customer_ID) REFERENCES<text:s/></text:span><text:span text:style-name="T28">Customer (</text:span><text:span text:style-name="T29">Customer_ID),</text:span></text:p>
      <text:p text:style-name="Standard"><text:span text:style-name="T30"><text:s text:c="4"/>FOREIGN KEY (Product_ID) REFERENCES<text:s/></text:span><text:span text:style-name="T31">Product (</text:span><text:span text:style-name="T32">Product_ID)</text:span></text:p>
      <text:p text:style-name="Standard">);</text:p>
      <text:p text:style-name="Standard"/>
      <text:p text:style-name="Standard"/>
      <text:soft-page-break/>
      <text:p text:style-name="P33">2<text:s/><text:s/>/ After<text:s/>creating tables,<text:s/>write SQL commands to:</text:p>
      <text:list text:style-name="WWNum3">
        <text:list-item>
          <text:p text:style-name="P34">Add a column Category (VARCHAR2 (20)) to the PRODUCT table. </text:p>
        </text:list-item>
        <text:list-item>
          <text:p text:style-name="P35">Add a column OrderDate (DATE) to<text:s/>the ORDERS<text:s/>table that<text:s/>have SYSDATE as a default value.</text:p>
        </text:list-item>
      </text:list>
      <text:p text:style-name="P36"/>
      <text:p text:style-name="Standard"><text:span text:style-name="T37">ALTER</text:span><text:span text:style-name="T38"> </text:span><text:span text:style-name="T39">TABLE</text:span><text:span text:style-name="T40"> Product</text:span><text:span text:style-name="T41"><text:line-break/></text:span><text:span text:style-name="T42">ADD</text:span><text:span text:style-name="T43"> Category<text:s/></text:span><text:span text:style-name="T44">VARCHAR (</text:span><text:span text:style-name="T45">20</text:span><text:span text:style-name="T46">);</text:span></text:p>
      <text:p text:style-name="P47"/>
      <text:p text:style-name="Standard"><text:span text:style-name="T48">ALTER TABLE</text:span><text:span text:style-name="T49"> Orders</text:span></text:p>
      <text:p text:style-name="Standard"><text:span text:style-name="T50">ADD</text:span><text:span text:style-name="T51"><text:s/></text:span><text:span text:style-name="T52">OrderDate DATE<text:s/></text:span><text:span text:style-name="T53">DEFAULT<text:s/></text:span><text:span text:style-name="T54">SYSDATE (</text:span><text:span text:style-name="T55">)</text:span><text:span text:style-name="T56">;</text:span></text:p>
      <text:p text:style-name="P57"/>
      <text:p text:style-name="P5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Verdana, sans-serif" svg:font-family="Verdana, sans-serif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style:font-name-complex="Lucida 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asian="Tahoma" fo:font-size="8pt" style:font-size-asian="8pt" style:font-size-complex="8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-tête" style:display-name="En-têt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alloonTextChar" style:display-name="Balloon Text Char" style:family="text" style:parent-style-name="Policepardéfaut">
      <style:text-properties style:font-name="Tahoma" style:font-name-asian="Tahoma" style:font-name-complex="Tahoma" fo:font-size="8pt" style:font-size-asian="8pt" style:font-size-complex="8pt"/>
    </style:style>
    <style:style style:name="HeaderChar" style:display-name="Header Char" style:family="text" style:parent-style-name="Policepardéfaut"/>
    <style:style style:name="FooterChar" style:display-name="Footer Char" style:family="text" style:parent-style-name="Policepardéfaut"/>
    <style:style style:name="sqlkeywordcolor" style:display-name="sqlkeywordcolor" style:family="text" style:parent-style-name="Policepardéfaut"/>
    <style:style style:name="sqlnumbercolor" style:display-name="sqlnumbercolor" style:family="text" style:parent-style-name="Policepardéfaut"/>
    <style:style style:name="sqlcolor" style:display-name="sqlcolor" style:family="text" style:parent-style-name="Policepardéfaut"/>
    <style:style style:name="sqlstringcolor" style:display-name="sqlstringcolor" style:family="text" style:parent-style-name="Policepardéfaut"/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/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reamer</meta:initial-creator>
    <dc:creator>MSI</dc:creator>
    <meta:creation-date>2020-10-02T19:35:00Z</meta:creation-date>
    <dc:date>2020-12-02T13:02:00Z</dc:date>
    <meta:template xlink:href="Normal.dotm" xlink:type="simple"/>
    <meta:editing-cycles>22</meta:editing-cycles>
    <meta:editing-duration>PT660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48" meta:character-count="965" meta:row-count="6" meta:non-whitespace-character-count="818"/>
  </office:meta>
</office:document-meta>
</file>